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c5000b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2cm" fo:min-width="0cm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Ubuntu" style:font-style-name="Regular" style:font-pitch="variable" fo:font-size="32pt" style:font-size-asian="32pt" style:font-size-complex="32pt"/>
    </style:style>
    <style:style style:name="T1" style:family="text">
      <style:text-properties fo:color="#ffffff" fo:font-family="Ubuntu" style:font-style-name="Regular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31cm" svg:height="7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54cm" svg:height="5.994cm" svg:x="0.198cm" svg:y="0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55cm" svg:height="5.994cm" svg:x="3.663cm" svg:y="0.5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3.089cm" svg:height="1.517cm" draw:transform="rotate (1.57882484135407) translate (5.498cm 3.327cm)">
            <draw:text-box>
              <text:p><text:span text:style-name="T1">tools</text:span></text:p>
            </draw:text-box>
          </draw:frame>
          <draw:g>
            <draw:polygon draw:style-name="gr4" draw:text-style-name="P1" draw:layer="layout" svg:width="2.01cm" svg:height="1.625cm" svg:x="1.304cm" svg:y="0.5cm" svg:viewBox="0 0 2011 1626" draw:points="0,0 804,0 2011,1626 1207,1626">
              <text:p/>
            </draw:polygon>
            <draw:polygon draw:style-name="gr4" draw:text-style-name="P1" draw:layer="layout" svg:width="2.01cm" svg:height="1.625cm" draw:transform="rotate (-3.14159265358979) translate (3.31404705444555cm 3.751cm)" svg:viewBox="0 0 2011 1626" draw:points="2011,0 1207,0 0,1626 804,1626">
              <text:p/>
            </draw:polygon>
          </draw:g>
          <draw:g>
            <draw:polygon draw:style-name="gr4" draw:text-style-name="P1" draw:layer="layout" svg:width="2.01cm" svg:height="1.625cm" svg:x="4.737cm" svg:y="3.249cm" svg:viewBox="0 0 2011 1626" draw:points="2011,0 1207,0 0,1626 804,1626">
              <text:p/>
            </draw:polygon>
            <draw:polygon draw:style-name="gr4" draw:text-style-name="P1" draw:layer="layout" svg:width="2.01cm" svg:height="1.625cm" draw:transform="rotate (-3.14159265358979) translate (6.74851485148515cm 6.5cm)" svg:viewBox="0 0 2011 1626" draw:points="0,0 804,0 2011,1626 1207,1626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 </meta:initial-creator>
    <meta:creation-date>2014-06-13T15:23:31</meta:creation-date>
    <dc:date>2014-06-13T15:25:46</dc:date>
    <dc:creator>user </dc:creator>
    <meta:editing-duration>P0D</meta:editing-duration>
    <meta:editing-cycles>1</meta:editing-cycles>
    <meta:document-statistic meta:object-count="11"/>
    <meta:generator>LibreOffice/3.5$Linux_x86 LibreOffice_project/350m1$Build-2</meta:generator>
  </office:meta>
</office:document-meta>
</file>